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weight="normal" officeooo:rsid="00175cdd" officeooo:paragraph-rsid="00175cd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b05d8" officeooo:paragraph-rsid="001b05d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75cdd" officeooo:paragraph-rsid="00175cd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2c3d97" officeooo:paragraph-rsid="002c3d9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2aef0c" officeooo:paragraph-rsid="002aef0c" style:font-weight-asian="bold" style:font-weight-complex="bold"/>
    </style:style>
    <style:style style:name="P6" style:family="paragraph" style:parent-style-name="Standard">
      <style:text-properties style:font-name="arial" fo:font-weight="bold" officeooo:rsid="00374767" officeooo:paragraph-rsid="0037476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376979" officeooo:paragraph-rsid="0037697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3cb6f9" officeooo:paragraph-rsid="003cb6f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1afce2" officeooo:paragraph-rsid="001afce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1c207c" officeooo:paragraph-rsid="001c207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2aef0c" officeooo:paragraph-rsid="002aef0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2c3d97" officeooo:paragraph-rsid="002c3d9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2d29c0" officeooo:paragraph-rsid="002d29c0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36a4bf" officeooo:paragraph-rsid="0036a4b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weight="normal" officeooo:rsid="003794a8" officeooo:paragraph-rsid="003794a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normal" officeooo:rsid="003cb6f9" officeooo:paragraph-rsid="003cb6f9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1c1550"/>
    </style:style>
    <style:style style:name="T3" style:family="text">
      <style:text-properties style:font-name="arial" officeooo:rsid="001c207c"/>
    </style:style>
    <style:style style:name="T4" style:family="text">
      <style:text-properties officeooo:rsid="001d0b1c"/>
    </style:style>
    <style:style style:name="T5" style:family="text">
      <style:text-properties officeooo:rsid="001eeba4"/>
    </style:style>
    <style:style style:name="T6" style:family="text">
      <style:text-properties officeooo:rsid="0020694f"/>
    </style:style>
    <style:style style:name="T7" style:family="text">
      <style:text-properties officeooo:rsid="002189ce"/>
    </style:style>
    <style:style style:name="T8" style:family="text">
      <style:text-properties officeooo:rsid="002283a7"/>
    </style:style>
    <style:style style:name="T9" style:family="text">
      <style:text-properties officeooo:rsid="0022e5d9"/>
    </style:style>
    <style:style style:name="T10" style:family="text">
      <style:text-properties officeooo:rsid="00249331"/>
    </style:style>
    <style:style style:name="T11" style:family="text">
      <style:text-properties officeooo:rsid="0025b9bc"/>
    </style:style>
    <style:style style:name="T12" style:family="text">
      <style:text-properties officeooo:rsid="0025e167"/>
    </style:style>
    <style:style style:name="T13" style:family="text">
      <style:text-properties officeooo:rsid="00266a2c"/>
    </style:style>
    <style:style style:name="T14" style:family="text">
      <style:text-properties officeooo:rsid="00282ac4"/>
    </style:style>
    <style:style style:name="T15" style:family="text">
      <style:text-properties officeooo:rsid="002df456"/>
    </style:style>
    <style:style style:name="T16" style:family="text">
      <style:text-properties officeooo:rsid="002f6bad"/>
    </style:style>
    <style:style style:name="T17" style:family="text">
      <style:text-properties officeooo:rsid="00315811"/>
    </style:style>
    <style:style style:name="T18" style:family="text">
      <style:text-properties officeooo:rsid="003312e4"/>
    </style:style>
    <style:style style:name="T19" style:family="text">
      <style:text-properties officeooo:rsid="0034153e"/>
    </style:style>
    <style:style style:name="T20" style:family="text">
      <style:text-properties officeooo:rsid="003546c6"/>
    </style:style>
    <style:style style:name="T21" style:family="text">
      <style:text-properties officeooo:rsid="003858c3"/>
    </style:style>
    <style:style style:name="T22" style:family="text">
      <style:text-properties officeooo:rsid="003a0a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flection/Analysis on program specifications:</text:p>
      <text:p text:style-name="P3"/>
      <text:p text:style-name="P9">Booking Management:</text:p>
      <text:p text:style-name="P9"/>
      <text:p text:style-name="P2"><text:span text:style-name="T1">The Booking Mangement reflects the main process of this website and includes operations like viewing and booking various proporties by the clients. </text:span><text:span text:style-name="T2">The offered sites are not only owned by the property owners, but also managed online </text:span><text:span text:style-name="T3">by them</text:span><text:span text:style-name="T2">, so that property owners can showcase their sites in their desired way.</text:span><text:span text:style-name="T1"> <text:s/></text:span></text:p>
      <text:p text:style-name="P2"/>
      <text:p text:style-name="P5">Users (clients/owners):</text:p>
      <text:p text:style-name="P11"/>
      <text:p text:style-name="P10">To create this distinction between usual website users, property owners and website administrators, <text:span text:style-name="T4">we utilize different user accounts. </text:span><text:span text:style-name="T5">Basic functions like viewing properties and general browsing of the website can be completed without the need to log in to any account. </text:span><text:span text:style-name="T6">Any further actions for example the actual process of booking a property requires a logged-in user. </text:span><text:span text:style-name="T7">Depending on the Wordpress plugin that will be used, the User Management Process is already being handled and only needs slight adjustments or it has to </text:span><text:span text:style-name="T12">be </text:span><text:span text:style-name="T7">implement</text:span><text:span text:style-name="T12">ed</text:span><text:span text:style-name="T7"> using a separate Wordpress Plugin. </text:span><text:span text:style-name="T8">During this particular process, the website user either creates a new User Account or logs into an already existing account. </text:span><text:span text:style-name="T9">The required credential</text:span><text:span text:style-name="T13">s </text:span><text:span text:style-name="T9">are the username/email address and a corresponding password. </text:span><text:span text:style-name="T10">The accounts of the property owners have special permission and allows them to publish site offers, edit, and delete them. </text:span><text:span text:style-name="T11">These special accounts can be aquired by contacting the client, who will be able to create these particular accounts and can forward the credentials to the property owners. </text:span><text:span text:style-name="T14">All the accounts and their corresponding roles are stored within a database, which need to be maintained by the client. </text:span></text:p>
      <text:p text:style-name="P10"/>
      <text:p text:style-name="P4">Scheduling:</text:p>
      <text:p text:style-name="P12"/>
      <text:p text:style-name="P13">As in most rental website, the scheduling of the the different bookings is essential for a successful booking process. <text:span text:style-name="T15">As most other functions, the scheduling will be handled by a Wordpress plugin, which will provide a calendar for the user to choose the desired checking dates. </text:span><text:span text:style-name="T16">Since the users can only book stays for three or four days starting on monday and friday, all users will only have a restricted selection of available dates to choose from during the booking process. </text:span><text:span text:style-name="T17">In most calendar and Hotel Booking WordPress plugin, this feature of minimum and maximum stay is already included and can, therefore, be used as it is. </text:span><text:span text:style-name="T18">It is important to know that longterm stays are also possible, but need to be negotiated with the property owner directly. </text:span><text:span text:style-name="T19">The propery owner, then, has the permissions to schedule the property for a longer period of time, which is not possible for </text:span><text:span text:style-name="T20">clients</text:span><text:span text:style-name="T19"> during a normal booking proccess. </text:span></text:p>
      <text:p text:style-name="P13"/>
      <text:p text:style-name="P7">Summer and Winter rates:</text:p>
      <text:p text:style-name="P7"/>
      <text:p text:style-name="P15">With higher interest and booking activity during the main season (summer), some property owners might want to adjust their prices depending on the current season. <text:span text:style-name="T21">Luckily, this feature is already established in most Hotel Booking WordPress plugins. </text:span><text:span text:style-name="T22">Therefore, no additional code need to be written to fulfill this requirement and the property must not even change the prices themselves, since the prices change automatically for most plugins. </text:span></text:p>
      <text:p text:style-name="P15"/>
      <text:p text:style-name="P15"/>
      <text:p text:style-name="P15"/>
      <text:p text:style-name="P15"/>
      <text:p text:style-name="P15"/>
      <text:p text:style-name="P8"><text:soft-page-break/>Photo Identification:</text:p>
      <text:p text:style-name="P7"/>
      <text:p text:style-name="P16">As mentioned before, the Photo Identification is a requirement, that needs be met, but can be implemented in many different ways. </text:p>
      <text:p text:style-name="P16"/>
      <text:p text:style-name="P6"/>
      <text:p text:style-name="P14"/>
      <text:p text:style-name="P14"/>
      <text:p text:style-name="P1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22:40:29.441476843</meta:creation-date>
    <dc:date>2023-10-08T01:54:30.106485277</dc:date>
    <meta:editing-duration>PT2H39M59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2" meta:paragraph-count="11" meta:word-count="499" meta:character-count="3154" meta:non-whitespace-character-count="2660"/>
  </office:meta>
</office:document-meta>
</file>